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5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16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 <text:span text:style-name="T2">Refactoring der getter / </text:span><text:span text:style-name="T2">finder Methoden für Attribute</text:span>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Serializable …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table:style-name="ce18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5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</text:span><text:span text:style-name="T3">overrideAttributes()</text:span></text:p>
          </table:table-cell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table:style-name="ce1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5:.C21])" office:value-type="float" office:value="8.5">
            <text:p>8,5</text:p>
          </table:table-cell>
          <table:table-cell table:number-columns-repeated="1021"/>
        </table:table-row>
        <table:table-row table:style-name="ro1">
          <table:table-cell table:style-name="ce11"/>
          <table:table-cell/>
          <table:table-cell table:style-name="ce2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8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table:style-name="ce1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table:style-name="ce18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8"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18"/>
          <table:table-cell/>
          <table:table-cell table:style-name="ce24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12.04.2009</text:date>, <text:time>16:4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2T16:48:57.68</dc:date>
    <meta:editing-cycles>108</meta:editing-cycles>
    <meta:editing-duration>PT32H36M44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